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rumentationServiceImpl.haveInstrume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rumentationServiceImpl.getSampleNam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nstrumentationServiceImpl.setInstrumentManager( final InstrumentManager iMana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strumentationServiceImpl.getSampleSnapshot( final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